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officeooo:rsid="0019199b" officeooo:paragraph-rsid="0019199b"/>
    </style:style>
    <style:style style:name="P2" style:family="paragraph" style:parent-style-name="Title">
      <style:text-properties officeooo:rsid="0019199b" officeooo:paragraph-rsid="0019199b"/>
    </style:style>
    <style:style style:name="P3" style:family="paragraph" style:parent-style-name="Heading_20_1">
      <style:text-properties officeooo:rsid="0019199b" officeooo:paragraph-rsid="001919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Различные мысли</text:p>
      <text:h text:style-name="P3" text:outline-level="1">Контроль качества работы сети</text:h>
      <text:p text:style-name="P1">Контроль качества работы сети оценивается по параметру packet lost rate (PLR). PLR – отношение между количеством принятых пакетов шлюзом, к количеству отправленных узлом пакетов. UDP уровень узла ведет статистику отправленных пакетов, шлюз – количество принятых от конкретного узл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09:26:47.648511668</meta:creation-date>
    <meta:generator>LibreOffice/6.0.7.3$Linux_X86_64 LibreOffice_project/00m0$Build-3</meta:generator>
    <dc:date>2019-08-27T09:33:28.611110220</dc:date>
    <meta:editing-duration>PT6M41S</meta:editing-duration>
    <meta:editing-cycles>2</meta:editing-cycles>
    <meta:document-statistic meta:table-count="0" meta:image-count="0" meta:object-count="0" meta:page-count="1" meta:paragraph-count="3" meta:word-count="42" meta:character-count="326" meta:non-whitespace-character-count="285"/>
  </office:meta>
</office:document-meta>
</file>